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c98b" officeooo:paragraph-rsid="0003c98b"/>
    </style:style>
    <style:style style:name="P2" style:family="paragraph" style:parent-style-name="Standard">
      <style:text-properties officeooo:rsid="0004b432" officeooo:paragraph-rsid="0004b432"/>
    </style:style>
    <style:style style:name="P3" style:family="paragraph" style:parent-style-name="Standard">
      <style:text-properties style:text-underline-style="solid" style:text-underline-width="auto" style:text-underline-color="font-color" officeooo:rsid="0004b432" officeooo:paragraph-rsid="0004b432"/>
    </style:style>
    <style:style style:name="P4" style:family="paragraph" style:parent-style-name="Standard">
      <style:text-properties officeooo:rsid="00061da8" officeooo:paragraph-rsid="00061da8"/>
    </style:style>
    <style:style style:name="P5" style:family="paragraph" style:parent-style-name="Standard">
      <style:text-properties officeooo:rsid="00069179" officeooo:paragraph-rsid="00069179"/>
    </style:style>
    <style:style style:name="P6" style:family="paragraph" style:parent-style-name="Standard">
      <style:text-properties fo:font-variant="normal" fo:text-transform="none" fo:color="#000000" style:font-name="monospace" fo:font-size="9.75pt" fo:letter-spacing="normal" fo:font-style="normal" fo:font-weight="normal" officeooo:rsid="00069179" officeooo:paragraph-rsid="00069179"/>
    </style:style>
    <style:style style:name="P7" style:family="paragraph" style:parent-style-name="Standard">
      <style:text-properties fo:font-variant="normal" fo:text-transform="none" fo:color="#000000" style:font-name="Liberation Serif" fo:font-size="12pt" fo:letter-spacing="normal" fo:font-style="normal" fo:font-weight="normal" officeooo:rsid="00069179" officeooo:paragraph-rsid="00089014"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rsid="00069179" officeooo:paragraph-rsid="00089014"/>
    </style:style>
    <style:style style:name="P9" style:family="paragraph" style:parent-style-name="Standard">
      <style:text-properties fo:font-variant="normal" fo:text-transform="none" fo:color="#000000" style:font-name="Liberation Serif" fo:font-size="12pt" fo:letter-spacing="normal" fo:font-style="normal" fo:font-weight="normal" officeooo:rsid="0008c39c" officeooo:paragraph-rsid="0008c39c"/>
    </style:style>
    <style:style style:name="P1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8c39c" officeooo:paragraph-rsid="0008c39c"/>
    </style:style>
    <style:style style:name="P1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a899e" officeooo:paragraph-rsid="000a899e"/>
    </style:style>
    <style:style style:name="P1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b84a9" officeooo:paragraph-rsid="000b84a9"/>
    </style:style>
    <style:style style:name="P1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da452" officeooo:paragraph-rsid="000da452"/>
    </style:style>
    <style:style style:name="P1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f2542" officeooo:paragraph-rsid="000f2542"/>
    </style:style>
    <style:style style:name="P1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0f47ea" officeooo:paragraph-rsid="000f47ea"/>
    </style:style>
    <style:style style:name="P1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0d32e" officeooo:paragraph-rsid="0010d32e"/>
    </style:style>
    <style:style style:name="P1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250e4" officeooo:paragraph-rsid="001250e4"/>
    </style:style>
    <style:style style:name="P1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26812" officeooo:paragraph-rsid="00126812"/>
    </style:style>
    <style:style style:name="P1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60dca" officeooo:paragraph-rsid="00160dca"/>
    </style:style>
    <style:style style:name="T1" style:family="text">
      <style:text-properties style:text-underline-style="none" style:font-size-asian="12pt" style:font-size-complex="12pt"/>
    </style:style>
    <style:style style:name="T2" style:family="text">
      <style:text-properties style:text-underline-style="none" officeooo:rsid="000c9038" style:font-size-asian="12pt" style:font-size-complex="12pt"/>
    </style:style>
    <style:style style:name="T3" style:family="text">
      <style:text-properties style:text-underline-style="none" officeooo:rsid="000e1e7f" style:font-size-asian="12pt" style:font-size-complex="12pt"/>
    </style:style>
    <style:style style:name="T4" style:family="text">
      <style:text-properties style:text-underline-style="none" officeooo:rsid="000ee65a" style:font-size-asian="12pt" style:font-size-complex="12pt"/>
    </style:style>
    <style:style style:name="T5" style:family="text">
      <style:text-properties style:text-underline-style="none" officeooo:rsid="0010ad1e" style:font-size-asian="12pt" style:font-size-complex="12pt"/>
    </style:style>
    <style:style style:name="T6" style:family="text">
      <style:text-properties style:text-underline-style="none" officeooo:rsid="0010d32e" style:font-size-asian="12pt" style:font-size-complex="12pt"/>
    </style:style>
    <style:style style:name="T7" style:family="text">
      <style:text-properties style:text-underline-style="none" officeooo:rsid="001379e6" style:font-size-asian="12pt" style:font-size-complex="12pt"/>
    </style:style>
    <style:style style:name="T8" style:family="text">
      <style:text-properties style:text-underline-style="none" officeooo:rsid="001419ad" style:font-size-asian="12pt" style:font-size-complex="12pt"/>
    </style:style>
    <style:style style:name="T9" style:family="text">
      <style:text-properties style:text-underline-style="none" officeooo:rsid="00160dca" style:font-size-asian="12pt" style:font-size-complex="12pt"/>
    </style:style>
    <style:style style:name="T10" style:family="text">
      <style:text-properties style:text-underline-style="none" officeooo:rsid="00178ee5" style:font-size-asian="12pt" style:font-size-complex="12pt"/>
    </style:style>
    <style:style style:name="T11" style:family="text">
      <style:text-properties officeooo:rsid="00069179"/>
    </style:style>
    <style:style style:name="T12" style:family="text">
      <style:text-properties fo:font-variant="normal" fo:text-transform="none" fo:color="#000000" style:font-name="monospace" fo:font-size="9.75pt" fo:letter-spacing="normal" fo:font-style="normal" fo:font-weight="normal" officeooo:rsid="00069179"/>
    </style:style>
    <style:style style:name="T13" style:family="text">
      <style:text-properties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tools.ietf.org/html/rfc959" text:style-name="Internet_20_link" text:visited-style-name="Visited_20_Internet_20_Link">http://tools.ietf.org/html/rfc959</text:a></text:p>
      <text:p text:style-name="P1"/>
      <text:p text:style-name="P1">RFC 959</text:p>
      <text:p text:style-name="P1">FTP:</text:p>
      <text:p text:style-name="P1">control connection</text:p>
      <text:p text:style-name="P1"/>
      <text:p text:style-name="P1"><text:s text:c="9"/>The communication path between the USER-PI and SERVER-PI for</text:p>
      <text:p text:style-name="P1"><text:s text:c="9"/>the exchange of commands and replies. <text:s/>This connection follows</text:p>
      <text:p text:style-name="P1"><text:s text:c="9"/>the Telnet Protocol.</text:p>
      <text:p text:style-name="P1"/>
      <text:p text:style-name="P1">DTP</text:p>
      <text:p text:style-name="P1"/>
      <text:p text:style-name="P1"><text:s text:c="8"/>The data transfer process establishes and manages the data</text:p>
      <text:p text:style-name="P1"><text:s text:c="8"/>connection. <text:s/>The DTP can be passive or active.</text:p>
      <text:p text:style-name="P1"/>
      <text:p text:style-name="P1">End-of-Line</text:p>
      <text:p text:style-name="P1"/>
      <text:p text:style-name="P1"><text:s text:c="9"/>The end-of-line sequence defines the separation of printing</text:p>
      <text:p text:style-name="P1"><text:s text:c="9"/>lines. <text:s/>The sequence is Carriage Return, followed by Line Feed. (CR + LF)</text:p>
      <text:p text:style-name="P1">EOF</text:p>
      <text:p text:style-name="P1"/>
      <text:p text:style-name="P1"><text:s text:c="9"/>The end-of-file condition that defines the end of a file being</text:p>
      <text:p text:style-name="P1"><text:s text:c="9"/>transferred.</text:p>
      <text:p text:style-name="P1">EOR</text:p>
      <text:p text:style-name="P1"/>
      <text:p text:style-name="P1"><text:s text:c="9"/>The end-of-record condition that defines the end of a record</text:p>
      <text:p text:style-name="P1"><text:s text:c="9"/>being transferre</text:p>
      <text:p text:style-name="P1"/>
      <text:p text:style-name="P1">FTP commands</text:p>
      <text:p text:style-name="P1"/>
      <text:p text:style-name="P1"><text:s text:c="9"/>A set of commands that comprise the control information flowing</text:p>
      <text:p text:style-name="P1"><text:s text:c="9"/>from the user-FTP to the server-FTP process. (va a traves de la conexion de control)</text:p>
      <text:p text:style-name="P1"/>
      <text:p text:style-name="P1">mode</text:p>
      <text:p text:style-name="P1"/>
      <text:p text:style-name="P1"><text:s text:c="9"/>The mode in which data is to be transferred via the data</text:p>
      <text:p text:style-name="P1"><text:s text:c="9"/>connection. <text:s/>The mode defines the data format during transfer</text:p>
      <text:p text:style-name="P1"><text:s text:c="9"/>including EOR and EOF. <text:s/>The transfer modes defined in FTP are</text:p>
      <text:p text:style-name="P1"><text:s text:c="9"/>described in the Section on Transmission Modes.</text:p>
      <text:p text:style-name="P1">NVT</text:p>
      <text:p text:style-name="P1"/>
      <text:p text:style-name="P1"><text:s text:c="9"/>The Network Virtual Terminal as defined in the Telnet Protocol.</text:p>
      <text:p text:style-name="P1"/>
      <text:p text:style-name="P1"/>
      <text:p text:style-name="P1"/>
      <text:p text:style-name="P1">NVFS</text:p>
      <text:p text:style-name="P1"/>
      <text:p text:style-name="P1"><text:s text:c="9"/>The Network Virtual File System. <text:s/>A concept which defines a</text:p>
      <text:p text:style-name="P1"><text:s text:c="9"/>standard network file system with standard commands and</text:p>
      <text:p text:style-name="P1"><text:s text:c="9"/>pathname conventions.</text:p>
      <text:p text:style-name="P1"/>
      <text:p text:style-name="P1">page</text:p>
      <text:p text:style-name="P1"><text:soft-page-break/></text:p>
      <text:p text:style-name="P1"><text:s text:c="9"/>A file may be structured as a set of independent parts called</text:p>
      <text:p text:style-name="P1"><text:s text:c="9"/>pages. <text:s/>FTP supports the transmission of discontinuous files as</text:p>
      <text:p text:style-name="P1"><text:s text:c="9"/>independent indexed pages.</text:p>
      <text:p text:style-name="P1"/>
      <text:p text:style-name="P1">pathname</text:p>
      <text:p text:style-name="P1"/>
      <text:p text:style-name="P1"><text:s text:c="9"/>Pathname is defined to be the character string which must be</text:p>
      <text:p text:style-name="P1"><text:s text:c="9"/>input to a file system by a user in order to identify a file.</text:p>
      <text:p text:style-name="P1"><text:s text:c="9"/>Pathname normally contains device and/or directory names, and</text:p>
      <text:p text:style-name="P1"><text:s text:c="9"/>file name specification. <text:s/>FTP does not yet specify a standard</text:p>
      <text:p text:style-name="P1"><text:s text:c="9"/>pathname convention. <text:s/>Each user must follow the file naming</text:p>
      <text:p text:style-name="P1"><text:s text:c="9"/>conventions of the file systems involved in the transfer.</text:p>
      <text:p text:style-name="P1"/>
      <text:p text:style-name="P1">PI</text:p>
      <text:p text:style-name="P1"/>
      <text:p text:style-name="P1"><text:s text:c="9"/>The protocol interpreter. <text:s/>The user and server sides of the</text:p>
      <text:p text:style-name="P1"><text:s text:c="9"/>protocol have distinct roles implemented in a user-PI and a</text:p>
      <text:p text:style-name="P1"><text:s text:c="9"/>server-PI.</text:p>
      <text:p text:style-name="P1">record</text:p>
      <text:p text:style-name="P1"/>
      <text:p text:style-name="P1"><text:s text:c="9"/>A sequential file may be structured as a number of contiguous</text:p>
      <text:p text:style-name="P1"><text:s text:c="9"/>parts called records. <text:s/>Record structures are supported by FTP</text:p>
      <text:p text:style-name="P1"><text:s text:c="9"/>but a file need not have record structure.</text:p>
      <text:p text:style-name="P1"/>
      <text:p text:style-name="P1">reply</text:p>
      <text:p text:style-name="P1"/>
      <text:p text:style-name="P1"><text:s text:c="9"/>A reply is an acknowledgment (positive or negative) sent from</text:p>
      <text:p text:style-name="P1"><text:s text:c="9"/>server to user via the control connection in response to FTP</text:p>
      <text:p text:style-name="P1"><text:s text:c="9"/>commands. <text:s/>The general form of a reply is a completion code</text:p>
      <text:p text:style-name="P1"><text:s text:c="9"/>(including error codes) followed by a text string. <text:s/>The codes</text:p>
      <text:p text:style-name="P1"><text:s text:c="9"/>are for use by programs and the text is usually intended for</text:p>
      <text:p text:style-name="P1"><text:s text:c="9"/>human users.</text:p>
      <text:p text:style-name="P1"/>
      <text:p text:style-name="P1">server-DTP</text:p>
      <text:p text:style-name="P1"/>
      <text:p text:style-name="P1"><text:s text:c="9"/>The data transfer process, in its normal "active" state,</text:p>
      <text:p text:style-name="P1"><text:s text:c="9"/>establishes the data connection with the "listening" data port.</text:p>
      <text:p text:style-name="P1"><text:s text:c="9"/>It sets up parameters for transfer and storage, and transfers</text:p>
      <text:p text:style-name="P1"><text:s text:c="9"/>data on command from its PI. <text:s/>The DTP can be placed in a</text:p>
      <text:p text:style-name="P1"><text:s text:c="9"/>"passive" state to listen for, rather than initiate a</text:p>
      <text:p text:style-name="P1"><text:s text:c="9"/>connection on the data port.</text:p>
      <text:p text:style-name="P1"/>
      <text:p text:style-name="P1">type</text:p>
      <text:p text:style-name="P1"/>
      <text:p text:style-name="P1"><text:s text:c="9"/>The data representation type used for data transfer and</text:p>
      <text:p text:style-name="P1"><text:s text:c="9"/>storage. <text:s/>Type implies certain transformations between the time</text:p>
      <text:p text:style-name="P1"><text:s text:c="9"/>of data storage and data transfer. <text:s/>The representation types</text:p>
      <text:p text:style-name="P1"><text:s text:c="9"/>defined in FTP are described in the Section on Establishing</text:p>
      <text:p text:style-name="P1"><text:s text:c="9"/>Data Connections.</text:p>
      <text:p text:style-name="P1"/>
      <text:p text:style-name="P1">user</text:p>
      <text:p text:style-name="P1"><text:soft-page-break/></text:p>
      <text:p text:style-name="P1"><text:s text:c="9"/>A person or a process on behalf of a person wishing to obtain</text:p>
      <text:p text:style-name="P1"><text:s text:c="9"/>file transfer service. <text:s/>The human user may interact directly</text:p>
      <text:p text:style-name="P1"><text:s text:c="9"/>with a server-FTP process, but use of a user-FTP process is</text:p>
      <text:p text:style-name="P1"><text:s text:c="9"/>preferred since the protocol design is weighted towards</text:p>
      <text:p text:style-name="P1"><text:s text:c="9"/>automata.</text:p>
      <text:p text:style-name="P1"/>
      <text:p text:style-name="P1">user-DTP</text:p>
      <text:p text:style-name="P1"/>
      <text:p text:style-name="P1"><text:s text:c="9"/>The data transfer process "listens" on the data port for a</text:p>
      <text:p text:style-name="P1"><text:s text:c="9"/>connection from a server-FTP process. <text:s/>If two servers are</text:p>
      <text:p text:style-name="P1"><text:s text:c="9"/>transferring data between them, the user-DTP is inactive.</text:p>
      <text:p text:style-name="P1"><text:s text:c="9"/>(y en el caso de estado pasivo del servidor, realiza la</text:p>
      <text:p text:style-name="P1"><text:s text:c="9"/>conexion al servidor dtp por el puerto de datos.)</text:p>
      <text:p text:style-name="P1"/>
      <text:p text:style-name="P1">user-FTP process</text:p>
      <text:p text:style-name="P1"/>
      <text:p text:style-name="P1"><text:s text:c="9"/>A set of functions including a protocol interpreter, a data</text:p>
      <text:p text:style-name="P1"><text:s text:c="9"/>transfer process and a user interface which together perform</text:p>
      <text:p text:style-name="P1"><text:s text:c="9"/>the function of file transfer in cooperation with one or more</text:p>
      <text:p text:style-name="P1"><text:s text:c="9"/>server-FTP processes. <text:s/>The user interface allows a local</text:p>
      <text:p text:style-name="P1"><text:s text:c="9"/>language to be used in the command-reply dialogue with the</text:p>
      <text:p text:style-name="P1"><text:s text:c="9"/>user.</text:p>
      <text:p text:style-name="P1"/>
      <text:p text:style-name="P1">user-PI</text:p>
      <text:p text:style-name="P1"/>
      <text:p text:style-name="P1"><text:s text:c="9"/>The user protocol interpreter initiates the control connection</text:p>
      <text:p text:style-name="P1"><text:s text:c="9"/>from its port U to the server-FTP process, initiates FTP</text:p>
      <text:p text:style-name="P1"><text:s text:c="9"/>commands, and governs the user-DTP if that process is part of</text:p>
      <text:p text:style-name="P1"><text:s text:c="9"/>the file transfer.</text:p>
      <text:p text:style-name="P1"/>
      <text:p text:style-name="P1">THE FTP MODEL</text:p>
      <text:p text:style-name="P1"/>
      <text:p text:style-name="P1"><text:s text:c="9"/>With the above definitions in mind, the following model (shown in</text:p>
      <text:p text:style-name="P1"><text:s text:c="9"/>Figure 1) may be diagrammed for an FTP service.</text:p>
      <text:p text:style-name="P1"/>
      <text:p text:style-name="P1"><text:s text:c="47"/>-------------</text:p>
      <text:p text:style-name="P1"><text:s text:c="47"/>|/---------\|</text:p>
      <text:p text:style-name="P1"><text:s text:c="47"/>|| <text:s text:c="2"/>User <text:s/>|| <text:s text:c="3"/>--------</text:p>
      <text:p text:style-name="P1"><text:s text:c="47"/>||Interface|&lt;---&gt;| User |</text:p>
      <text:p text:style-name="P1"><text:s text:c="47"/>|\----^----/| <text:s text:c="3"/>--------</text:p>
      <text:p text:style-name="P1"><text:s text:c="21"/>---------- <text:s text:c="15"/>| <text:s text:c="4"/>| <text:s text:c="4"/>|</text:p>
      <text:p text:style-name="P1"><text:s text:c="21"/>|/------\| <text:s/>FTP Commands <text:s/>|/----V----\|</text:p>
      <text:p text:style-name="P1"><text:s text:c="21"/>||Server|&lt;----------------&gt;| <text:s text:c="2"/>User <text:s/>||</text:p>
      <text:p text:style-name="P1"><text:s text:c="21"/>|| <text:s/>PI <text:s/>|| <text:s text:c="2"/>FTP Replies <text:s/>|| <text:s text:c="3"/>PI <text:s text:c="2"/>||</text:p>
      <text:p text:style-name="P1"><text:s text:c="21"/>|\--^---/| <text:s text:c="15"/>|\----^----/|</text:p>
      <text:p text:style-name="P1"><text:s text:c="21"/>| <text:s text:c="2"/>| <text:s text:c="3"/>| <text:s text:c="15"/>| <text:s text:c="4"/>| <text:s text:c="4"/>|</text:p>
      <text:p text:style-name="P1"><text:s text:c="9"/>-------- <text:s text:c="3"/>|/--V---\| <text:s text:c="5"/>Data <text:s text:c="5"/>|/----V----\| <text:s text:c="3"/>--------</text:p>
      <text:p text:style-name="P1"><text:s text:c="9"/>| File |&lt;---&gt;|Server|&lt;----------------&gt;| <text:s/>User <text:s text:c="2"/>|&lt;---&gt;| File |</text:p>
      <text:p text:style-name="P1"><text:s text:c="9"/>|System| <text:s text:c="3"/>|| DTP <text:s/>|| <text:s text:c="2"/>Connection <text:s text:c="2"/>|| <text:s text:c="2"/>DTP <text:s text:c="2"/>|| <text:s text:c="3"/>|System|</text:p>
      <text:p text:style-name="P1"><text:s text:c="9"/>-------- <text:s text:c="3"/>|\------/| <text:s text:c="15"/>|\---------/| <text:s text:c="3"/>--------</text:p>
      <text:p text:style-name="P1"><text:s text:c="21"/>---------- <text:s text:c="15"/>-------------</text:p>
      <text:p text:style-name="P1"><text:soft-page-break/></text:p>
      <text:p text:style-name="P1"><text:s text:c="21"/>Server-FTP <text:s text:c="18"/>USER-FTP</text:p>
      <text:p text:style-name="P1"/>
      <text:p text:style-name="P1"><text:s text:c="9"/>NOTES: 1. The data connection may be used in either direction.</text:p>
      <text:p text:style-name="P1"><text:s text:c="9"/>2. The data connection need not exist all of the time.</text:p>
      <text:p text:style-name="P1"/>
      <text:p text:style-name="P3">4.1.1 xxxxxxxxx</text:p>
      <text:p text:style-name="P2"/>
      <text:p text:style-name="P1">CWD (Change working directory): </text:p>
      <text:p text:style-name="P1">solicitar un cambio de directorio de trabajo en el (?)cliente/servidor(?).</text:p>
      <text:p text:style-name="P1">Hay comandos que hacen que pueda cambiar de directorio, pero no de protocolo</text:p>
      <text:p text:style-name="P1"/>
      <text:p text:style-name="P1">CDUP</text:p>
      <text:p text:style-name="P1"/>
      <text:p text:style-name="P1">REIN (Reinitialice)</text:p>
      <text:p text:style-name="P1">Reinicia la sesion pero va dejando la conexión de control establecida, permitiendo que las transferencias en progreso, finalicen.</text:p>
      <text:p text:style-name="P1"/>
      <text:p text:style-name="P1">QUIT</text:p>
      <text:p text:style-name="P1">Finaliza la sesion del usuario y si no hay transferencias en progreso, cierra la conexión de control. En otro caso, espera y cierra.</text:p>
      <text:p text:style-name="P1"/>
      <text:p text:style-name="P2"/>
      <text:p text:style-name="P3">4.1.2 comandos de parametros de transferencia</text:p>
      <text:p text:style-name="P2"/>
      <text:p text:style-name="P4">PORT</text:p>
      <text:p text:style-name="P4">modo activo</text:p>
      <text:p text:style-name="P4">parametros<text:tab/><text:tab/> = <text:tab/> direccionIP <text:tab/><text:tab/> puerto.</text:p>
      <text:p text:style-name="P4">representacion<text:tab/><text:tab/><text:tab/>h1,h2,h3,h4<text:tab/><text:tab/> p1,p2</text:p>
      <text:p text:style-name="P4"/>
      <text:p text:style-name="P4">PASV</text:p>
      <text:p text:style-name="P4">modo pasivo</text:p>
      <text:p text:style-name="P4">solicita al server DTP que escuche en un puerto de datos (el cual no es el puerto de datos por defecto) y que espere una peticion de conexión del cliente, en vez de iniciar una, una vez recibido un comando de transferenc<text:span text:style-name="T12">ia. La resp</text:span>uesta a este comando incluye las direcciones de host y puerto <text:span text:style-name="T11">del servidor el cual esta escuchando.</text:span></text:p>
      <text:p text:style-name="P4"/>
      <text:p text:style-name="P5">Definicion en ingles (en caso de dudas)</text:p>
      <text:p text:style-name="P6">This command requests the server-DTP to "listen" on a data port (which is not its default data port) and to wait for a connection rather than initiate one upon receipt of a transfer command. The response to this command includes the host and port address this server is listening on.</text:p>
      <text:p text:style-name="P6"/>
      <text:p text:style-name="P7"/>
      <text:p text:style-name="P8"><text:span text:style-name="T13">TYPE</text:span></text:p>
      <text:p text:style-name="P8"><text:span text:style-name="T13"/></text:p>
      <text:p text:style-name="P9"><text:span text:style-name="T13"/></text:p>
      <text:p text:style-name="P10"><text:span text:style-name="T13">4.1.3 Comandos de servicio FTP</text:span></text:p>
      <text:p text:style-name="P10"><text:span text:style-name="T1"/></text:p>
      <text:p text:style-name="P10"><text:span text:style-name="T1">RETR (retrieve)</text:span></text:p>
      <text:p text:style-name="P10"><text:span text:style-name="T1">solicitar una transferencia del servidor al cliente, (bajarte un fichero).</text:span></text:p>
      <text:p text:style-name="P10"><text:span text:style-name="T1"/></text:p>
      <text:p text:style-name="P10"><text:span text:style-name="T1">STOR (Store)</text:span></text:p>
      <text:p text:style-name="P10"><text:soft-page-break/><text:span text:style-name="T1">El cliente transfiere un fichero al servidor, <text:s/>si el fichero existe, se sobreescribe, sino, se crea.</text:span></text:p>
      <text:p text:style-name="P10"><text:span text:style-name="T1"/></text:p>
      <text:p text:style-name="P11"><text:span text:style-name="T1"/></text:p>
      <text:p text:style-name="P11"><text:span text:style-name="T1"/></text:p>
      <text:p text:style-name="P11"><text:span text:style-name="T1">STOU</text:span></text:p>
      <text:p text:style-name="P11"><text:span text:style-name="T1">Igual que store, pero fichero creado bajo el directorio con un nombre unico. Su uso principal es crear ficheros temporales.</text:span></text:p>
      <text:p text:style-name="P11"><text:span text:style-name="T1"/></text:p>
      <text:p text:style-name="P11"><text:span text:style-name="T1">APPE (Append)</text:span></text:p>
      <text:p text:style-name="P11"><text:span text:style-name="T1">si el fichero no existe, lo crea, si el fichero existe, inserta al final del archivo.</text:span></text:p>
      <text:p text:style-name="P11"><text:span text:style-name="T1"/></text:p>
      <text:p text:style-name="P12"><text:span text:style-name="T1">REST (Restart)</text:span></text:p>
      <text:p text:style-name="P12"><text:span text:style-name="T1">El </text:span><text:span text:style-name="T2">parámetro</text:span><text:span text:style-name="T1"> del comando REST, representa un marcador en el servidor en el cual </text:span><text:span text:style-name="T2">la transferencia del fichero debe ser reiniciada. Este comando no provoca transferencia de fichero sino que mueve el marcador del fichero al punto especificado. Este comando debe ser seguido inmediatamente por un comando de servicio FTP, que causara la reanudación de la transferencia del archivo en el punto indicado.</text:span></text:p>
      <text:p text:style-name="P12"><text:span text:style-name="T2"/></text:p>
      <text:p text:style-name="P13"><text:span text:style-name="T2">R</text:span><text:span text:style-name="T1">NFR (rename from)</text:span></text:p>
      <text:p text:style-name="P13"><text:span text:style-name="T1">RNTO (rename to)</text:span></text:p>
      <text:p text:style-name="P13"><text:span text:style-name="T1">Permiten renombrar un</text:span><text:span text:style-name="T3">a</text:span><text:span text:style-name="T1"> ruta </text:span><text:span text:style-name="T4">o archivo.</text:span></text:p>
      <text:p text:style-name="P13"><text:span text:style-name="T4"/></text:p>
      <text:p text:style-name="P14"><text:span text:style-name="T1"/></text:p>
      <text:p text:style-name="P15"><text:span text:style-name="T1">ABOR (abort)</text:span></text:p>
      <text:p text:style-name="P15"><text:span text:style-name="T1">Este comando le dice al servidor que aborte el comando de servicio FTP previo, y cualquier transferencia de datos asociada, si hay existo (226), si no hay, (426)</text:span></text:p>
      <text:p text:style-name="P15"><text:span text:style-name="T1"/></text:p>
      <text:p text:style-name="P15"><text:span text:style-name="T1">DELE (delete)</text:span></text:p>
      <text:p text:style-name="P15"><text:span text:style-name="T1">Borrar un fichero de un servidor, el proceso deberia tener una confirmacion de borrado</text:span></text:p>
      <text:p text:style-name="P15"><text:span text:style-name="T1"/></text:p>
      <text:p text:style-name="P15"><text:span text:style-name="T1">RMD (remove directory)</text:span></text:p>
      <text:p text:style-name="P15"><text:span text:style-name="T1">Borrar un directorio, si la ruta es absoluta, borra ese directorio, ruta relativa, borra un subdirectorio de este</text:span></text:p>
      <text:p text:style-name="P15"><text:span text:style-name="T1"/></text:p>
      <text:p text:style-name="P15"><text:span text:style-name="T1">MKD (make directory)</text:span></text:p>
      <text:p text:style-name="P15"><text:span text:style-name="T1">Crea un directorio, si la ruta es absoluta, crea ese directorio, ruta relativa, crea un subdirectorio de este.</text:span></text:p>
      <text:p text:style-name="P15"><text:span text:style-name="T1"/></text:p>
      <text:p text:style-name="P15"><text:span text:style-name="T1">PWD (print working directory)</text:span></text:p>
      <text:p text:style-name="P15"><text:span text:style-name="T1">imprime el directorio actual</text:span></text:p>
      <text:p text:style-name="P15"><text:span text:style-name="T1"/></text:p>
      <text:p text:style-name="P15"><text:span text:style-name="T1">LIST (list cpt obvious)</text:span></text:p>
      <text:p text:style-name="P15"><text:span text:style-name="T1">Este comando provoca que el servidor envie el contenido del directorio al proceso DTP pasivo, si la ruta especificada es un directorio, el servidor debe enviar una lista de los ficheros que hay en ese directorio. Si la ruta especifica un fichero, el servidor debe enviar informacion sobre ese fichero. Si no se especifica ruta, entonces se usa el directorio de trabajo actual por defecto. </text:span><text:span text:style-name="T5">La transferencia de datos se realiza </text:span><text:span text:style-name="T6">usando la conexión de datos con el tipo ASCII. El usuario debe asegurar que el tipo (TYPE) es ASCII.</text:span></text:p>
      <text:p text:style-name="P15"><text:span text:style-name="T6"/></text:p>
      <text:p text:style-name="P16"><text:span text:style-name="T1">SITE (site parameters)</text:span></text:p>
      <text:p text:style-name="P17"><text:soft-page-break/><text:span text:style-name="T1">Informacion de los servicios esenciales para la tranferencia de ficheros que proporciona el servidor que no son lo suficientemente universales como para haber sido incluidos como comandos del protocolo. Para obtener la sintaxis de los servicios usaremos HELP SITE.</text:span></text:p>
      <text:p text:style-name="P17"><text:span text:style-name="T1"/></text:p>
      <text:p text:style-name="P18"><text:span text:style-name="T1">SYST</text:span></text:p>
      <text:p text:style-name="P18"><text:span text:style-name="T1">tipo de sistema operativo</text:span></text:p>
      <text:p text:style-name="P18"><text:span text:style-name="T1">STAT</text:span></text:p>
      <text:p text:style-name="P18"><text:span text:style-name="T1">nos da informacion de estado del servidor, por la conexión de control. Puede ser usado, por ejemplo durante una transferencia de ficheros.</text:span></text:p>
      <text:p text:style-name="P18"><text:span text:style-name="T1"/></text:p>
      <text:p text:style-name="P18"><text:span text:style-name="T1">HELP</text:span></text:p>
      <text:p text:style-name="P18"><text:span text:style-name="T7">Información</text:span><text:span text:style-name="T1"> sobre el estado de implementacion </text:span><text:span text:style-name="T7">usando la conexión de control. </text:span><text:span text:style-name="T8">Puede tener un parametro, sobre que queremos tener informacion, </text:span><text:span text:style-name="T9">como parametros del protocolo, o especificos del sitio.</text:span></text:p>
      <text:p text:style-name="P18"><text:span text:style-name="T9"/></text:p>
      <text:p text:style-name="P19"><text:span text:style-name="T1">NOOP</text:span></text:p>
      <text:p text:style-name="P19"><text:span text:style-name="T1">Devuelve una respuesta OK </text:span><text:span text:style-name="T10">(usos principales: comprobar que el servidor esta activo, y resetear el contador de suspension del servidor y asi se mantenga encendido)</text:span></text:p>
      <text:p text:style-name="P19"><text:span text:style-name="T10"/></text:p>
      <text:p text:style-name="P19"><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9:47:20.636281970</meta:creation-date>
    <dc:date>2018-11-15T21:05:56.633390634</dc:date>
    <meta:editing-duration>PT1H5M25S</meta:editing-duration>
    <meta:editing-cycles>23</meta:editing-cycles>
    <meta:generator>LibreOffice/6.0.6.2$Linux_X86_64 LibreOffice_project/00m0$Build-2</meta:generator>
    <meta:document-statistic meta:table-count="0" meta:image-count="0" meta:object-count="0" meta:page-count="6" meta:paragraph-count="174" meta:word-count="1468" meta:character-count="10209" meta:non-whitespace-character-count="7596"/>
  </office:meta>
</office:document-meta>
</file>